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irst</text:p>
          </table:table-cell>
          <table:table-cell office:value-type="time" office:time-value="PT16H12M3.000S" table:style-name="ce9">
            <text:p>16:12:03</text:p>
          </table:table-cell>
          <table:table-cell office:value-type="string" table:style-name="ce12">
            <text:p>Last</text:p>
          </table:table-cell>
          <table:table-cell office:value-type="time" office:time-value="PT16H13M3.000S" table:style-name="ce9">
            <text:p>16:13:0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36.866666666666667" table:style-name="ce13">
            <text:p>3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1.3999999999999997" table:style-name="ce14">
            <text:p>1.4</text:p>
          </table:table-cell>
          <table:table-cell office:value-type="float" office:value="0.66666666666666663" table:style-name="ce14">
            <text:p>0.7</text:p>
          </table:table-cell>
          <table:table-cell office:value-type="float" office:value="2.9" table:style-name="ce14">
            <text:p>2.9</text:p>
          </table:table-cell>
          <table:table-cell office:value-type="float" office:value="95.033333333333317" table:style-name="ce14">
            <text:p>95.0</text:p>
          </table:table-cell>
          <table:table-cell office:value-type="float" office:value="2.0666666666666669" table:style-name="ce14">
            <text:p>2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57.8" table:style-name="ce13">
            <text:p>5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2.8" table:style-name="ce14">
            <text:p>2.8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6.8" table:style-name="ce14">
            <text:p>6.8</text:p>
          </table:table-cell>
          <table:table-cell office:value-type="float" office:value="99.7" table:style-name="ce14">
            <text:p>99.7</text:p>
          </table:table-cell>
          <table:table-cell office:value-type="float" office:value="3.5" table:style-name="ce14">
            <text:p>3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120H12M3.000S" table:style-name="ce9">
            <text:p>16:12:0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0000000000000004" table:style-name="ce14">
            <text:p>2.0</text:p>
          </table:table-cell>
          <table:table-cell office:value-type="float" office:value="1.6500000000000001" table:style-name="ce14">
            <text:p>1.7</text:p>
          </table:table-cell>
          <table:table-cell office:value-type="float" office:value="2.3448275862068964" table:style-name="ce14">
            <text:p>2.3</text:p>
          </table:table-cell>
          <table:table-cell office:value-type="float" office:value="1.0491055769905298" table:style-name="ce14">
            <text:p>1.0</text:p>
          </table:table-cell>
          <table:table-cell office:value-type="float" office:value="1.693548387096774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98.754000000000005" table:style-name="ce13">
            <text:p>9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0.343999999999999" table:style-name="ce13">
            <text:p>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9.5469837587006978" table:style-name="ce14">
            <text:p>9.5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13T00:00:00" table:style-name="ce5">
            <text:p>13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6M12.010S" table:style-name="ce6">
            <text:p>00:16: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3809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8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18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8"/>1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429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35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4"/>954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4"/>1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4753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22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10"/>19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379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28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7"/>9545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2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29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24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6526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49626 0 34152 8866637 47833 2 1161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61959 0 8272 2213991 7825 1 789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6080 0 7337 2219195 10571 0 9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1067 0 7317 2223572 9148 0 117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0518 0 11224 2209878 20288 0 162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017435 49 7 0 0 0 0 2 0 1 0 0 0 124 0 162646 70 0 0 0 0 0 0 0 22 0 0 0 0 0 0 0 0 80108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685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642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6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449470 0 1796753 192261 404169 162688 0 3 743141 1942 1148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3"/>4088 <text:s text:c="5"/>56 <text:s text:c="3"/>0 <text:s text:c="3"/>0 <text:s text:c="3"/>0 <text:s text:c="4"/>0 <text:s text:c="9"/>0 <text:s text:c="8"/>0 <text:s text:c="4"/>4088 <text:s text:c="5"/>5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53948054 <text:s/>517405 <text:s text:c="3"/>0 <text:s text:c="2"/>47 <text:s text:c="3"/>0 <text:s text:c="4"/>0 <text:s text:c="9"/>0 <text:s text:c="8"/>0 617376925 <text:s/>47903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62607 33162 3660214 407888 100041 925373 8224120 5853540 0 553348 6276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60853 27394 3600050 390652 98939 872294 7790600 5804480 0 546588 620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96 0 0 0 0 0 196 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1695 5748 59544 16644 1099 53079 433520 49060 0 30776 656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52 2333278 44 1732 6 60 50429 126901 20 0 1 0 4 2928640 172 4294967295 4120576 4220412 3214077920 3214072892 10208278 0 0 4096 536946211 3223525726 0 0 0 1 0 0 105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172 112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17406 errors:0 dropped:4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7903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3948115 (53.9 MB) <text:s/>TX bytes:617376925 (617.3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88 (4.0 KB) <text:s/>TX bytes:4088 (4.0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39 <text:s text:c="5"/>4741 <text:s/>35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055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486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.8" table:style-name="ce1">
            <text:p>6.8</text:p>
          </table:table-cell>
          <table:table-cell office:value-type="float" office:value="90.8" table:style-name="ce1">
            <text:p>90.8</text:p>
          </table:table-cell>
          <table:table-cell office:value-type="float" office:value="2.400000000000000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2.8" table:style-name="ce1">
            <text:p>2.8</text:p>
          </table:table-cell>
          <table:table-cell office:value-type="float" office:value="0.7" table:style-name="ce1">
            <text:p>0.7</text:p>
          </table:table-cell>
          <table:table-cell office:value-type="float" office:value="1.9" table:style-name="ce1">
            <text:p>1.9</text:p>
          </table:table-cell>
          <table:table-cell office:value-type="float" office:value="94.6" table:style-name="ce1">
            <text:p>94.6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3999999999999997" table:style-name="ce1">
            <text:p>1.4</text:p>
          </table:table-cell>
          <table:table-cell office:value-type="float" office:value="0.66666666666666663" table:style-name="ce1">
            <text:p>0.666666667</text:p>
          </table:table-cell>
          <table:table-cell office:value-type="float" office:value="2.9" table:style-name="ce1">
            <text:p>2.9</text:p>
          </table:table-cell>
          <table:table-cell office:value-type="float" office:value="95.033333333333317" table:style-name="ce1">
            <text:p>95.03333333</text:p>
          </table:table-cell>
          <table:table-cell office:value-type="float" office:value="2.0666666666666669" table:style-name="ce1">
            <text:p>2.066666667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.0333333333333337" table:style-name="ce11">
            <text:p>2.0</text:p>
          </table:table-cell>
          <table:table-cell office:value-type="float" office:value="0.6" table:style-name="ce11">
            <text:p>0.6</text:p>
          </table:table-cell>
          <table:table-cell office:value-type="float" office:value="0.46666666666666673" table:style-name="ce11">
            <text:p>0.5</text:p>
          </table:table-cell>
          <table:table-cell office:value-type="float" office:value="96.933333333333337" table:style-name="ce11">
            <text:p>9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1.8" table:style-name="ce11">
            <text:p>1.8</text:p>
          </table:table-cell>
          <table:table-cell office:value-type="float" office:value="0.23333333333333331" table:style-name="ce11">
            <text:p>0.2</text:p>
          </table:table-cell>
          <table:table-cell office:value-type="float" office:value="0.33333333333333331" table:style-name="ce11">
            <text:p>0.3</text:p>
          </table:table-cell>
          <table:table-cell office:value-type="float" office:value="97.666666666666671" table:style-name="ce11">
            <text:p>9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1.6000000000000003" table:style-name="ce11">
            <text:p>1.6</text:p>
          </table:table-cell>
          <table:table-cell office:value-type="float" office:value="0.33333333333333331" table:style-name="ce11">
            <text:p>0.3</text:p>
          </table:table-cell>
          <table:table-cell office:value-type="float" office:value="0.6" table:style-name="ce11">
            <text:p>0.6</text:p>
          </table:table-cell>
          <table:table-cell office:value-type="float" office:value="97.466666666666654" table:style-name="ce11">
            <text:p>9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.0333333333333332" table:style-name="ce11">
            <text:p>2.0</text:p>
          </table:table-cell>
          <table:table-cell office:value-type="float" office:value="0.63333333333333341" table:style-name="ce11">
            <text:p>0.6</text:p>
          </table:table-cell>
          <table:table-cell office:value-type="float" office:value="1.8333333333333333" table:style-name="ce11">
            <text:p>1.8</text:p>
          </table:table-cell>
          <table:table-cell office:value-type="float" office:value="95.5" table:style-name="ce11">
            <text:p>95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055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486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3131" table:style-name="ce1">
            <text:p>3131</text:p>
          </table:table-cell>
          <table:table-cell office:value-type="float" office:value="0" table:style-name="ce1">
            <text:p>0</text:p>
          </table:table-cell>
          <table:table-cell office:value-type="float" office:value="57.8" table:style-name="ce1">
            <text:p>57.8</text:p>
          </table:table-cell>
          <table:table-cell table:number-columns-repeated="16380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160.80000000000001" table:style-name="ce1">
            <text:p>160.8</text:p>
          </table:table-cell>
          <table:table-cell office:value-type="float" office:value="313" table:style-name="ce1">
            <text:p>313</text:p>
          </table:table-cell>
          <table:table-cell office:value-type="float" office:value="51.6" table:style-name="ce1">
            <text:p>51.6</text:p>
          </table:table-cell>
          <table:table-cell table:number-columns-repeated="16380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" table:style-name="ce1">
            <text:p>0</text:p>
          </table:table-cell>
          <table:table-cell office:value-type="float" office:value="31.8" table:style-name="ce1">
            <text:p>31.8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97.2666666666667" table:formula="msoxl:=AVERAGE(B2:B4)" table:style-name="ce8">
            <text:p>1097.3</text:p>
          </table:table-cell>
          <table:table-cell office:value-type="float" office:value="114.93333333333334" table:formula="msoxl:=AVERAGE(C2:C4)" table:style-name="ce8">
            <text:p>114.9</text:p>
          </table:table-cell>
          <table:table-cell office:value-type="float" office:value="36.866666666666667" table:formula="msoxl:=AVERAGE(D2:D4)" table:style-name="ce8">
            <text:p>36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888.6430605342568" table:formula="msoxl:=IF(B6=0,0,MAX(SUMPRODUCT(B2:B4,B2:B4)/SUM(B2:B4)-B6,0))" table:style-name="ce8">
            <text:p>1888.6</text:p>
          </table:table-cell>
          <table:table-cell office:value-type="float" office:value="172.13232791956688" table:formula="msoxl:=IF(C6=0,0,MAX(SUMPRODUCT(C2:C4,C2:C4)/SUM(C2:C4)-C6,0))" table:style-name="ce8">
            <text:p>172.1</text:p>
          </table:table-cell>
          <table:table-cell office:value-type="float" office:value="17.426642555756466" table:formula="msoxl:=IF(D6=0,0,MAX(SUMPRODUCT(D2:D4,D2:D4)/SUM(D2:D4)-D6,0))" table:style-name="ce8">
            <text:p>17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45.0902727990765" table:formula="msoxl:=ABS(MAX(B2:B4)-B6-B7)" table:style-name="ce8">
            <text:p>145.1</text:p>
          </table:table-cell>
          <table:table-cell office:value-type="float" office:value="25.934338747099787" table:formula="msoxl:=ABS(MAX(C2:C4)-C6-C7)" table:style-name="ce8">
            <text:p>25.9</text:p>
          </table:table-cell>
          <table:table-cell office:value-type="float" office:value="3.5066907775768641" table:formula="msoxl:=ABS(MAX(D2:D4)-D6-D7)" table:style-name="ce8">
            <text:p>3.5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055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486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56.3" table:style-name="ce1">
            <text:p>56.3</text:p>
          </table:table-cell>
          <table:table-cell office:value-type="float" office:value="52.4" table:style-name="ce1">
            <text:p>5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8.69999999999999" table:style-name="ce1">
            <text:p>108.7</text:p>
          </table:table-cell>
          <table:table-cell table:number-columns-repeated="1612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399999999999999" table:style-name="ce1">
            <text:p>18.4</text:p>
          </table:table-cell>
          <table:table-cell table:number-columns-repeated="1612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26.4" table:style-name="ce1">
            <text:p>26.4</text:p>
          </table:table-cell>
          <table:table-cell office:value-type="float" office:value="26.4" table:style-name="ce1">
            <text:p>2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.8" table:style-name="ce1">
            <text:p>5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0.633333333333336" table:formula="msoxl:=AVERAGE(B2:B4)" table:style-name="ce8">
            <text:p>30.6</text:p>
          </table:table-cell>
          <table:table-cell office:value-type="float" office:value="29.333333333333332" table:formula="msoxl:=AVERAGE(C2:C4)" table:style-name="ce8">
            <text:p>29.3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.362205295611158" table:formula="msoxl:=IF(B6=0,0,MAX(SUMPRODUCT(B2:B4,B2:B4)/SUM(B2:B4)-B6,0))" table:style-name="ce8">
            <text:p>12.4</text:p>
          </table:table-cell>
          <table:table-cell office:value-type="float" office:value="10.750303030303026" table:formula="msoxl:=IF(C6=0,0,MAX(SUMPRODUCT(C2:C4,C2:C4)/SUM(C2:C4)-C6,0))" table:style-name="ce8">
            <text:p>10.8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.304461371055503" table:formula="msoxl:=ABS(MAX(B2:B4)-B6-B7)" table:style-name="ce8">
            <text:p>13.3</text:p>
          </table:table-cell>
          <table:table-cell office:value-type="float" office:value="12.31636363636364" table:formula="msoxl:=ABS(MAX(C2:C4)-C6-C7)" table:style-name="ce8">
            <text:p>12.3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2.995538628944495" table:formula="msoxl:=B6+ B7" table:style-name="ce8">
            <text:p>43.0</text:p>
          </table:table-cell>
          <table:table-cell office:value-type="float" office:value="40.083636363636359" table:formula="msoxl:=C6+ C7" table:style-name="ce8">
            <text:p>40.1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055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486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23.2" table:style-name="ce1">
            <text:p>23.2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.5" table:style-name="ce1">
            <text:p>41.5</text:p>
          </table:table-cell>
          <table:table-cell table:number-columns-repeated="1612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" table:style-name="ce1">
            <text:p>18</text:p>
          </table:table-cell>
          <table:table-cell table:number-columns-repeated="1612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.766666666666667" table:formula="msoxl:=AVERAGE(B2:B4)" table:style-name="ce8">
            <text:p>10.8</text:p>
          </table:table-cell>
          <table:table-cell office:value-type="float" office:value="9.1333333333333346" table:formula="msoxl:=AVERAGE(C2:C4)" table:style-name="ce8">
            <text:p>9.1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4051599587203274" table:formula="msoxl:=IF(B6=0,0,MAX(SUMPRODUCT(B2:B4,B2:B4)/SUM(B2:B4)-B6,0))" table:style-name="ce8">
            <text:p>8.4</text:p>
          </table:table-cell>
          <table:table-cell office:value-type="float" office:value="6.0454987834549865" table:formula="msoxl:=IF(C6=0,0,MAX(SUMPRODUCT(C2:C4,C2:C4)/SUM(C2:C4)-C6,0))" table:style-name="ce8">
            <text:p>6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.0281733746130044" table:formula="msoxl:=ABS(MAX(B2:B4)-B6-B7)" table:style-name="ce8">
            <text:p>4.0</text:p>
          </table:table-cell>
          <table:table-cell office:value-type="float" office:value="3.1211678832116796" table:formula="msoxl:=ABS(MAX(C2:C4)-C6-C7)" table:style-name="ce8">
            <text:p>3.1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.171826625386995" table:formula="msoxl:=B6+ B7" table:style-name="ce8">
            <text:p>19.2</text:p>
          </table:table-cell>
          <table:table-cell office:value-type="float" office:value="15.178832116788321" table:formula="msoxl:=C6+ C7" table:style-name="ce8">
            <text:p>15.2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055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486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1585.2" table:style-name="ce1">
            <text:p>1585.2</text:p>
          </table:table-cell>
          <table:table-cell office:value-type="float" office:value="1545.8" table:style-name="ce1">
            <text:p>154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31" table:style-name="ce1">
            <text:p>3131</text:p>
          </table:table-cell>
          <table:table-cell table:number-columns-repeated="1612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0.80000000000001" table:style-name="ce1">
            <text:p>160.8</text:p>
          </table:table-cell>
          <table:table-cell table:number-columns-repeated="1612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55.20000000000005" table:formula="msoxl:=AVERAGE(B2:B4)" table:style-name="ce8">
            <text:p>555.2</text:p>
          </table:table-cell>
          <table:table-cell office:value-type="float" office:value="542.06666666666672" table:formula="msoxl:=AVERAGE(C2:C4)" table:style-name="ce8">
            <text:p>542.1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57.36195965417869" table:formula="msoxl:=IF(B6=0,0,MAX(SUMPRODUCT(B2:B4,B2:B4)/SUM(B2:B4)-B6,0))" table:style-name="ce8">
            <text:p>957.4</text:p>
          </table:table-cell>
          <table:table-cell office:value-type="float" office:value="931.2833517812486" table:formula="msoxl:=IF(C6=0,0,MAX(SUMPRODUCT(C2:C4,C2:C4)/SUM(C2:C4)-C6,0))" table:style-name="ce8">
            <text:p>931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2.63804034582131" table:formula="msoxl:=ABS(MAX(B2:B4)-B6-B7)" table:style-name="ce8">
            <text:p>72.6</text:p>
          </table:table-cell>
          <table:table-cell office:value-type="float" office:value="72.449981552084637" table:formula="msoxl:=ABS(MAX(C2:C4)-C6-C7)" table:style-name="ce8">
            <text:p>72.4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12.5619596541787" table:formula="msoxl:=B6+ B7" table:style-name="ce8">
            <text:p>1512.6</text:p>
          </table:table-cell>
          <table:table-cell office:value-type="float" office:value="1473.3500184479153" table:formula="msoxl:=C6+ C7" table:style-name="ce8">
            <text:p>1473.4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055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486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156.5" table:style-name="ce1">
            <text:p>156.5</text:p>
          </table:table-cell>
          <table:table-cell office:value-type="float" office:value="156.5" table:style-name="ce1">
            <text:p>1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3" table:style-name="ce1">
            <text:p>313</text:p>
          </table:table-cell>
          <table:table-cell table:number-columns-repeated="1612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15.9" table:style-name="ce1">
            <text:p>15.9</text:p>
          </table:table-cell>
          <table:table-cell office:value-type="float" office:value="15.9" table:style-name="ce1">
            <text:p>1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.8" table:style-name="ce1">
            <text:p>3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466666666666669" table:formula="msoxl:=AVERAGE(B2:B4)" table:style-name="ce8">
            <text:p>57.5</text:p>
          </table:table-cell>
          <table:table-cell office:value-type="float" office:value="57.466666666666669" table:formula="msoxl:=AVERAGE(C2:C4)" table:style-name="ce8">
            <text:p>57.5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6.066163959783438" table:formula="msoxl:=IF(B6=0,0,MAX(SUMPRODUCT(B2:B4,B2:B4)/SUM(B2:B4)-B6,0))" table:style-name="ce8">
            <text:p>86.1</text:p>
          </table:table-cell>
          <table:table-cell office:value-type="float" office:value="86.066163959783438" table:formula="msoxl:=IF(C6=0,0,MAX(SUMPRODUCT(C2:C4,C2:C4)/SUM(C2:C4)-C6,0))" table:style-name="ce8">
            <text:p>86.1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.967169373549893" table:formula="msoxl:=ABS(MAX(B2:B4)-B6-B7)" table:style-name="ce8">
            <text:p>13.0</text:p>
          </table:table-cell>
          <table:table-cell office:value-type="float" office:value="12.967169373549893" table:formula="msoxl:=ABS(MAX(C2:C4)-C6-C7)" table:style-name="ce8">
            <text:p>13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3.53283062645011" table:formula="msoxl:=B6+ B7" table:style-name="ce8">
            <text:p>143.5</text:p>
          </table:table-cell>
          <table:table-cell office:value-type="float" office:value="143.53283062645011" table:formula="msoxl:=C6+ C7" table:style-name="ce8">
            <text:p>143.5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055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486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30.3" table:style-name="ce1">
            <text:p>30.3</text:p>
          </table:table-cell>
          <table:table-cell office:value-type="float" office:value="27.5" table:style-name="ce1">
            <text:p>2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.8" table:style-name="ce1">
            <text:p>57.8</text:p>
          </table:table-cell>
          <table:table-cell table:number-columns-repeated="1612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25.8" table:style-name="ce1">
            <text:p>25.8</text:p>
          </table:table-cell>
          <table:table-cell office:value-type="float" office:value="25.8" table:style-name="ce1">
            <text:p>2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.6" table:style-name="ce1">
            <text:p>51.6</text:p>
          </table:table-cell>
          <table:table-cell table:number-columns-repeated="1612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8.900000000000002" table:formula="msoxl:=AVERAGE(B2:B4)" table:style-name="ce8">
            <text:p>18.9</text:p>
          </table:table-cell>
          <table:table-cell office:value-type="float" office:value="17.966666666666665" table:formula="msoxl:=AVERAGE(C2:C4)" table:style-name="ce8">
            <text:p>18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0380952380952344" table:formula="msoxl:=IF(B6=0,0,MAX(SUMPRODUCT(B2:B4,B2:B4)/SUM(B2:B4)-B6,0))" table:style-name="ce8">
            <text:p>9.0</text:p>
          </table:table-cell>
          <table:table-cell office:value-type="float" office:value="8.4201607915893604" table:formula="msoxl:=IF(C6=0,0,MAX(SUMPRODUCT(C2:C4,C2:C4)/SUM(C2:C4)-C6,0))" table:style-name="ce8">
            <text:p>8.4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3619047619047642" table:formula="msoxl:=ABS(MAX(B2:B4)-B6-B7)" table:style-name="ce8">
            <text:p>2.4</text:p>
          </table:table-cell>
          <table:table-cell office:value-type="float" office:value="1.1131725417439746" table:formula="msoxl:=ABS(MAX(C2:C4)-C6-C7)" table:style-name="ce8">
            <text:p>1.1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7.938095238095237" table:formula="msoxl:=B6+ B7" table:style-name="ce8">
            <text:p>27.9</text:p>
          </table:table-cell>
          <table:table-cell office:value-type="float" office:value="26.386827458256025" table:formula="msoxl:=C6+ C7" table:style-name="ce8">
            <text:p>26.4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055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33.1" table:style-name="ce1">
            <text:p>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1" table:formula="msoxl:=AVERAGE(B2:B4)" table:style-name="ce8">
            <text:p>33.1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office:value-type="float" office:value="0" table:formula="msoxl:=AVERAGE(F2:F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office:value-type="float" office:value="0" table:formula="msoxl:=IF(F6=0,0,MAX(SUMPRODUCT(F2:F4,F2:F4)/SUM(F2:F4)-F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office:value-type="float" office:value="0" table:formula="msoxl:=ABS(MAX(F2:F4)-F6-F7)" table:style-name="ce8">
            <text:p>0.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055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486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71.4" table:style-name="ce1">
            <text:p>371.4</text:p>
          </table:table-cell>
          <table:table-cell office:value-type="float" office:value="1.6" table:style-name="ce1">
            <text:p>1.6</text:p>
          </table:table-cell>
          <table:table-cell office:value-type="float" office:value="369.8" table:style-name="ce1">
            <text:p>369.8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5.20000000000005" table:style-name="ce1">
            <text:p>605.2</text:p>
          </table:table-cell>
          <table:table-cell office:value-type="float" office:value="1396.4" table:style-name="ce1">
            <text:p>1396.4</text:p>
          </table:table-cell>
          <table:table-cell office:value-type="float" office:value="-1" table:style-name="ce1">
            <text:p>-1</text:p>
          </table:table-cell>
          <table:table-cell office:value-type="float" office:value="57.3" table:style-name="ce1">
            <text:p>57.3</text:p>
          </table:table-cell>
          <table:table-cell office:value-type="float" office:value="1.5" table:style-name="ce1">
            <text:p>1.5</text:p>
          </table:table-cell>
          <table:table-cell office:value-type="float" office:value="199.4" table:style-name="ce1">
            <text:p>199.4</text:p>
          </table:table-cell>
          <table:table-cell table:number-columns-repeated="1636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62.3" table:style-name="ce1">
            <text:p>362.3</text:p>
          </table:table-cell>
          <table:table-cell office:value-type="float" office:value="1.6" table:style-name="ce1">
            <text:p>1.6</text:p>
          </table:table-cell>
          <table:table-cell office:value-type="float" office:value="360.7" table:style-name="ce1">
            <text:p>360.7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7.79999999999995" table:style-name="ce1">
            <text:p>607.8</text:p>
          </table:table-cell>
          <table:table-cell office:value-type="float" office:value="1401.6" table:style-name="ce1">
            <text:p>1401.6</text:p>
          </table:table-cell>
          <table:table-cell office:value-type="float" office:value="-1" table:style-name="ce1">
            <text:p>-1</text:p>
          </table:table-cell>
          <table:table-cell office:value-type="float" office:value="58.8" table:style-name="ce1">
            <text:p>58.8</text:p>
          </table:table-cell>
          <table:table-cell office:value-type="float" office:value="1.5" table:style-name="ce1">
            <text:p>1.5</text:p>
          </table:table-cell>
          <table:table-cell office:value-type="float" office:value="202.6" table:style-name="ce1">
            <text:p>202.6</text:p>
          </table:table-cell>
          <table:table-cell table:number-columns-repeated="1636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362.5" table:style-name="ce1">
            <text:p>362.5</text:p>
          </table:table-cell>
          <table:table-cell office:value-type="float" office:value="1.6" table:style-name="ce1">
            <text:p>1.6</text:p>
          </table:table-cell>
          <table:table-cell office:value-type="float" office:value="360.8" table:style-name="ce1">
            <text:p>360.8</text:p>
          </table:table-cell>
          <table:table-cell office:value-type="float" office:value="393.4" table:style-name="ce1">
            <text:p>393.4</text:p>
          </table:table-cell>
          <table:table-cell office:value-type="float" office:value="0" table:style-name="ce1">
            <text:p>0</text:p>
          </table:table-cell>
          <table:table-cell office:value-type="float" office:value="607.79999999999995" table:style-name="ce1">
            <text:p>607.8</text:p>
          </table:table-cell>
          <table:table-cell office:value-type="float" office:value="1401.6" table:style-name="ce1">
            <text:p>1401.6</text:p>
          </table:table-cell>
          <table:table-cell office:value-type="float" office:value="-1" table:style-name="ce1">
            <text:p>-1</text:p>
          </table:table-cell>
          <table:table-cell office:value-type="float" office:value="58.8" table:style-name="ce1">
            <text:p>58.8</text:p>
          </table:table-cell>
          <table:table-cell office:value-type="float" office:value="1.5" table:style-name="ce1">
            <text:p>1.5</text:p>
          </table:table-cell>
          <table:table-cell office:value-type="float" office:value="202.6" table:style-name="ce1">
            <text:p>202.6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055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486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916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0" table:style-name="ce1">
            <text:p>0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94.6" table:style-name="ce1">
            <text:p>94.6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10.4" table:style-name="ce1">
            <text:p>10.4</text:p>
          </table:table-cell>
          <table:table-cell office:value-type="float" office:value="-94.6" table:style-name="ce1">
            <text:p>-94.6</text:p>
          </table:table-cell>
          <table:table-cell table:number-columns-repeated="16375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4.2" table:formula="msoxl:=AVERAGE(C2:C4)" table:style-name="ce8">
            <text:p>4.2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31.566666666666663" table:formula="msoxl:=AVERAGE(E2:E4)" table:style-name="ce8">
            <text:p>31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4.6015873015873021" table:formula="msoxl:=IF(C6=0,0,MAX(SUMPRODUCT(C2:C4,C2:C4)/SUM(C2:C4)-C6,0))" table:style-name="ce8">
            <text:p>4.6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62.933544526575147" table:formula="msoxl:=IF(E6=0,0,MAX(SUMPRODUCT(E2:E4,E2:E4)/SUM(E2:E4)-E6,0))" table:style-name="ce8">
            <text:p>62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1.5984126984126981" table:formula="msoxl:=ABS(MAX(C2:C4)-C6-C7)" table:style-name="ce8">
            <text:p>1.6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9.9788806758184023E-2" table:formula="msoxl:=ABS(MAX(E2:E4)-E6-E7)" table:style-name="ce8">
            <text:p>0.1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055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486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0" table:style-name="ce1">
            <text:p>0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0" table:style-name="ce1">
            <text:p>0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0" table:style-name="ce1">
            <text:p>0</text:p>
          </table:table-cell>
          <table:table-cell office:value-type="float" office:value="90.2" table:style-name="ce1">
            <text:p>90.2</text:p>
          </table:table-cell>
          <table:table-cell table:number-columns-repeated="16379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34.466666666666669" table:formula="msoxl:=AVERAGE(C2:C4)" table:style-name="ce8">
            <text:p>34.5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30.633333333333336" table:formula="msoxl:=AVERAGE(E2:E4)" table:style-name="ce8">
            <text:p>3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17.718826563507406" table:formula="msoxl:=IF(C6=0,0,MAX(SUMPRODUCT(C2:C4,C2:C4)/SUM(C2:C4)-C6,0))" table:style-name="ce8">
            <text:p>17.7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57.92042074718897" table:formula="msoxl:=IF(E6=0,0,MAX(SUMPRODUCT(E2:E4,E2:E4)/SUM(E2:E4)-E6,0))" table:style-name="ce8">
            <text:p>5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16.41450676982592" table:formula="msoxl:=ABS(MAX(C2:C4)-C6-C7)" table:style-name="ce8">
            <text:p>16.4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1.6462459194776926" table:formula="msoxl:=ABS(MAX(E2:E4)-E6-E7)" table:style-name="ce8">
            <text:p>1.6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055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486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916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41.9" table:style-name="ce1">
            <text:p>44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2.5" table:style-name="ce1">
            <text:p>9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055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486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" table:style-name="ce1">
            <text:p>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6" table:style-name="ce1">
            <text:p>196</text:p>
          </table:table-cell>
          <table:table-cell office:value-type="float" office:value="4" table:style-name="ce1">
            <text:p>4</text:p>
          </table:table-cell>
          <table:table-cell office:value-type="float" office:value="2815" table:style-name="ce1">
            <text:p>2815</text:p>
          </table:table-cell>
          <table:table-cell office:value-type="float" office:value="3036" table:style-name="ce1">
            <text:p>3036</text:p>
          </table:table-cell>
          <table:table-cell office:value-type="float" office:value="-1" table:style-name="ce1">
            <text:p>-1</text:p>
          </table:table-cell>
          <table:table-cell office:value-type="float" office:value="169964" table:style-name="ce1">
            <text:p>1699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table:number-columns-repeated="16346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1508" table:style-name="ce1">
            <text:p>1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9965" table:style-name="ce1">
            <text:p>-1699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0" table:style-name="ce1">
            <text:p>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023" table:style-name="ce1">
            <text:p>171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number-rows-repeated="104857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6H12M3.000S" table:style-name="ce9">
            <text:p>16:12:03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12M3.000S" table:style-name="ce10">
            <text:p>16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6H12M33.000S" table:style-name="ce9">
            <text:p>16:12:33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12M33.000S" table:style-name="ce10">
            <text:p>16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6H13M3.000S" table:style-name="ce9">
            <text:p>16:13:03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20H13M3.000S" table:style-name="ce10">
            <text:p>16:13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055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2.7" table:style-name="ce1">
            <text:p>2.7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96.6" table:style-name="ce1">
            <text:p>96.6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3.1" table:style-name="ce1">
            <text:p>3.1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5.2" table:style-name="ce1">
            <text:p>95.2</text:p>
          </table:table-cell>
          <table:table-cell office:value-type="float" office:value="3.8" table:style-name="ce1">
            <text:p>3.8</text:p>
          </table:table-cell>
          <table:table-cell table:number-columns-repeated="1637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0333333333333337" table:style-name="ce1">
            <text:p>2.033333333</text:p>
          </table:table-cell>
          <table:table-cell office:value-type="float" office:value="0.6" table:style-name="ce1">
            <text:p>0.6</text:p>
          </table:table-cell>
          <table:table-cell office:value-type="float" office:value="0.46666666666666673" table:style-name="ce1">
            <text:p>0.466666667</text:p>
          </table:table-cell>
          <table:table-cell office:value-type="float" office:value="96.933333333333337" table:style-name="ce1">
            <text:p>96.93333333</text:p>
          </table:table-cell>
          <table:table-cell office:value-type="float" office:value="2.6333333333333333" table:style-name="ce1">
            <text:p>2.6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055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2.9" table:style-name="ce1">
            <text:p>2.9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96.4" table:style-name="ce1">
            <text:p>96.4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2.5" table:style-name="ce1">
            <text:p>2.5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96.6" table:style-name="ce1">
            <text:p>96.6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8" table:style-name="ce1">
            <text:p>1.8</text:p>
          </table:table-cell>
          <table:table-cell office:value-type="float" office:value="0.23333333333333331" table:style-name="ce1">
            <text:p>0.233333333</text:p>
          </table:table-cell>
          <table:table-cell office:value-type="float" office:value="0.33333333333333331" table:style-name="ce1">
            <text:p>0.333333333</text:p>
          </table:table-cell>
          <table:table-cell office:value-type="float" office:value="97.666666666666671" table:style-name="ce1">
            <text:p>97.66666667</text:p>
          </table:table-cell>
          <table:table-cell office:value-type="float" office:value="2.0333333333333332" table:style-name="ce1">
            <text:p>2.0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055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6.6" table:style-name="ce1">
            <text:p>96.6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2.1" table:style-name="ce1">
            <text:p>2.1</text:p>
          </table:table-cell>
          <table:table-cell office:value-type="float" office:value="0.7" table:style-name="ce1">
            <text:p>0.7</text:p>
          </table:table-cell>
          <table:table-cell office:value-type="float" office:value="1.4" table:style-name="ce1">
            <text:p>1.4</text:p>
          </table:table-cell>
          <table:table-cell office:value-type="float" office:value="95.8" table:style-name="ce1">
            <text:p>95.8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6000000000000003" table:style-name="ce1">
            <text:p>1.6</text:p>
          </table:table-cell>
          <table:table-cell office:value-type="float" office:value="0.33333333333333331" table:style-name="ce1">
            <text:p>0.333333333</text:p>
          </table:table-cell>
          <table:table-cell office:value-type="float" office:value="0.6" table:style-name="ce1">
            <text:p>0.6</text:p>
          </table:table-cell>
          <table:table-cell office:value-type="float" office:value="97.466666666666654" table:style-name="ce1">
            <text:p>97.46666667</text:p>
          </table:table-cell>
          <table:table-cell office:value-type="float" office:value="1.9333333333333333" table:style-name="ce1">
            <text:p>1.93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055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20H12M3.000S" table:style-name="ce9">
            <text:p>16:12:03</text:p>
          </table:table-cell>
          <table:table-cell office:value-type="float" office:value="2.6" table:style-name="ce1">
            <text:p>2.6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float" office:value="96" table:style-name="ce1">
            <text:p>96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2120H12M33.000S" table:style-name="ce9">
            <text:p>16:12:33</text:p>
          </table:table-cell>
          <table:table-cell office:value-type="float" office:value="3.4" table:style-name="ce1">
            <text:p>3.4</text:p>
          </table:table-cell>
          <table:table-cell office:value-type="float" office:value="1.3" table:style-name="ce1">
            <text:p>1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0.7" table:style-name="ce1">
            <text:p>90.7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2120H13M3.000S" table:style-name="ce9">
            <text:p>16:13:0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0333333333333332" table:style-name="ce1">
            <text:p>2.033333333</text:p>
          </table:table-cell>
          <table:table-cell office:value-type="float" office:value="0.63333333333333341" table:style-name="ce1">
            <text:p>0.633333333</text:p>
          </table:table-cell>
          <table:table-cell office:value-type="float" office:value="1.8333333333333333" table:style-name="ce1">
            <text:p>1.833333333</text:p>
          </table:table-cell>
          <table:table-cell office:value-type="float" office:value="95.5" table:style-name="ce1">
            <text:p>95.5</text:p>
          </table:table-cell>
          <table:table-cell office:value-type="float" office:value="2.6666666666666665" table:style-name="ce1">
            <text:p>2.666666667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BUSY.B1:DISKBUSY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READ.B1:DISKREAD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WRITE.B1:DISKWRIT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XFER.B1:DISKXFER.E9" table:contains-header="false" table:orientation="column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13T10:47:58Z</meta:creation-date>
    <dc:date>2012-01-13T10:48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4" chart:class="chart:line" chart:attached-axis="primary-y" chart:style-name="G0S0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4" chart:class="chart:line" chart:attached-axis="primary-y" chart:style-name="G0S0">
            <chart:data-point chart:repeated="3"/>
          </chart:series>
          <chart:series chart:label-cell-address="DISKBUSY.$C$1" chart:values-cell-range-address="DISKBUSY.$C$2:.$C$4" chart:class="chart:line" chart:attached-axis="primary-y" chart:style-name="G0S1">
            <chart:data-point chart:repeated="3"/>
          </chart:series>
          <chart:series chart:label-cell-address="DISKBUSY.$D$1" chart:values-cell-range-address="DISKBUSY.$D$2:.$D$4" chart:class="chart:line" chart:attached-axis="primary-y" chart:style-name="G0S2">
            <chart:data-point chart:repeated="3"/>
          </chart:series>
          <chart:series chart:label-cell-address="DISKBUSY.$E$1" chart:values-cell-range-address="DISKBUSY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6:.$E$6" chart:class="chart:bar" chart:attached-axis="primary-y" chart:style-name="G0S0">
            <chart:data-point chart:repeated="4"/>
          </chart:series>
          <chart:series chart:values-cell-range-address="DISKREAD.$B$7:.$E$7" chart:class="chart:bar" chart:attached-axis="primary-y" chart:style-name="G0S1">
            <chart:data-point chart:repeated="4"/>
          </chart:series>
          <chart:series chart:values-cell-range-address="DISKREAD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4" chart:class="chart:line" chart:attached-axis="primary-y" chart:style-name="G0S0">
            <chart:data-point chart:repeated="3"/>
          </chart:series>
          <chart:series chart:label-cell-address="DISKREAD.$C$1" chart:values-cell-range-address="DISKREAD.$C$2:.$C$4" chart:class="chart:line" chart:attached-axis="primary-y" chart:style-name="G0S1">
            <chart:data-point chart:repeated="3"/>
          </chart:series>
          <chart:series chart:label-cell-address="DISKREAD.$D$1" chart:values-cell-range-address="DISKREAD.$D$2:.$D$4" chart:class="chart:line" chart:attached-axis="primary-y" chart:style-name="G0S2">
            <chart:data-point chart:repeated="3"/>
          </chart:series>
          <chart:series chart:label-cell-address="DISKREAD.$E$1" chart:values-cell-range-address="DISKREAD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6:.$E$6" chart:class="chart:bar" chart:attached-axis="primary-y" chart:style-name="G0S0">
            <chart:data-point chart:repeated="4"/>
          </chart:series>
          <chart:series chart:values-cell-range-address="DISKWRITE.$B$7:.$E$7" chart:class="chart:bar" chart:attached-axis="primary-y" chart:style-name="G0S1">
            <chart:data-point chart:repeated="4"/>
          </chart:series>
          <chart:series chart:values-cell-range-address="DISKWRIT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4" chart:class="chart:line" chart:attached-axis="primary-y" chart:style-name="G0S0">
            <chart:data-point chart:repeated="3"/>
          </chart:series>
          <chart:series chart:label-cell-address="DISKWRITE.$C$1" chart:values-cell-range-address="DISKWRITE.$C$2:.$C$4" chart:class="chart:line" chart:attached-axis="primary-y" chart:style-name="G0S1">
            <chart:data-point chart:repeated="3"/>
          </chart:series>
          <chart:series chart:label-cell-address="DISKWRITE.$D$1" chart:values-cell-range-address="DISKWRITE.$D$2:.$D$4" chart:class="chart:line" chart:attached-axis="primary-y" chart:style-name="G0S2">
            <chart:data-point chart:repeated="3"/>
          </chart:series>
          <chart:series chart:label-cell-address="DISKWRITE.$E$1" chart:values-cell-range-address="DISKWRIT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6:.$E$6" chart:class="chart:bar" chart:attached-axis="primary-y" chart:style-name="G0S0">
            <chart:data-point chart:repeated="4"/>
          </chart:series>
          <chart:series chart:values-cell-range-address="DISKXFER.$B$7:.$E$7" chart:class="chart:bar" chart:attached-axis="primary-y" chart:style-name="G0S1">
            <chart:data-point chart:repeated="4"/>
          </chart:series>
          <chart:series chart:values-cell-range-address="DISKXFER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4" chart:class="chart:line" chart:attached-axis="primary-y" chart:style-name="G0S0">
            <chart:data-point chart:repeated="3"/>
          </chart:series>
          <chart:series chart:label-cell-address="DISKXFER.$C$1" chart:values-cell-range-address="DISKXFER.$C$2:.$C$4" chart:class="chart:line" chart:attached-axis="primary-y" chart:style-name="G0S1">
            <chart:data-point chart:repeated="3"/>
          </chart:series>
          <chart:series chart:label-cell-address="DISKXFER.$D$1" chart:values-cell-range-address="DISKXFER.$D$2:.$D$4" chart:class="chart:line" chart:attached-axis="primary-y" chart:style-name="G0S2">
            <chart:data-point chart:repeated="3"/>
          </chart:series>
          <chart:series chart:label-cell-address="DISKXFER.$E$1" chart:values-cell-range-address="DISKXFER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6" chart:values-cell-range-address="JFSFILE.$B$6:.$F$6" chart:class="chart:bar" chart:attached-axis="primary-y" chart:style-name="G0S0">
            <chart:data-point chart:repeated="5"/>
          </chart:series>
          <chart:series chart:label-cell-address="JFSFILE.$A$7" chart:values-cell-range-address="JFSFILE.$B$7:.$F$7" chart:class="chart:bar" chart:attached-axis="primary-y" chart:style-name="G0S1">
            <chart:data-point chart:repeated="5"/>
          </chart:series>
          <chart:series chart:label-cell-address="JFSFILE.$A$8" chart:values-cell-range-address="JFSFILE.$B$8:.$F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/>
          <chart:series chart:label-cell-address="MEM.$B$1" chart:values-cell-range-address="MEM.$B$2:.$B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B$1" chart:values-cell-range-address="CPU_ALL.$B$2:.$B$4" chart:class="chart:area" chart:attached-axis="primary-y" chart:style-name="G0S0">
            <chart:data-point chart:repeated="3"/>
          </chart:series>
          <chart:series chart:label-cell-address="CPU_ALL.$C$1" chart:values-cell-range-address="CPU_ALL.$C$2:.$C$4" chart:class="chart:area" chart:attached-axis="primary-y" chart:style-name="G0S1">
            <chart:data-point chart:repeated="3"/>
          </chart:series>
          <chart:series chart:label-cell-address="CPU_ALL.$D$1" chart:values-cell-range-address="CPU_ALL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I$1" chart:values-cell-range-address="NET.$I$2:.$I$4" chart:class="chart:area" chart:attached-axis="primary-y" chart:style-name="G0S1">
            <chart:data-point chart:repeated="3"/>
          </chart:series>
          <chart:series chart:label-cell-address="NET.$H$1" chart:values-cell-range-address="NET.$H$2:.$H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6" chart:values-cell-range-address="NET.$B$6:.$E$6" chart:class="chart:bar" chart:attached-axis="primary-y" chart:style-name="G0S0">
            <chart:data-point chart:repeated="4"/>
          </chart:series>
          <chart:series chart:label-cell-address="NET.$A$7" chart:values-cell-range-address="NET.$B$7:.$E$7" chart:class="chart:bar" chart:attached-axis="primary-y" chart:style-name="G0S1">
            <chart:data-point chart:repeated="4"/>
          </chart:series>
          <chart:series chart:label-cell-address="NET.$A$8" chart:values-cell-range-address="N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B$1" chart:values-cell-range-address="NET.$B$2:.$B$4" chart:class="chart:area" chart:attached-axis="primary-y" chart:style-name="G0S0">
            <chart:data-point chart:repeated="3"/>
          </chart:series>
          <chart:series chart:label-cell-address="NET.$C$1" chart:values-cell-range-address="NET.$C$2:.$C$4" chart:class="chart:area" chart:attached-axis="primary-y" chart:style-name="G0S1">
            <chart:data-point chart:repeated="3"/>
          </chart:series>
          <chart:series chart:label-cell-address="NET.$D$1" chart:values-cell-range-address="NET.$D$2:.$D$4" chart:class="chart:area" chart:attached-axis="primary-y" chart:style-name="G0S2">
            <chart:data-point chart:repeated="3"/>
          </chart:series>
          <chart:series chart:label-cell-address="NET.$E$1" chart:values-cell-range-address="NET.$E$2:.$E$4" chart:class="chart:area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6" chart:values-cell-range-address="NETPACKET.$B$6:.$E$6" chart:class="chart:bar" chart:attached-axis="primary-y" chart:style-name="G0S0">
            <chart:data-point chart:repeated="4"/>
          </chart:series>
          <chart:series chart:label-cell-address="NETPACKET.$A$7" chart:values-cell-range-address="NETPACKET.$B$7:.$E$7" chart:class="chart:bar" chart:attached-axis="primary-y" chart:style-name="G0S1">
            <chart:data-point chart:repeated="4"/>
          </chart:series>
          <chart:series chart:label-cell-address="NETPACKET.$A$8" chart:values-cell-range-address="NETPACK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4" chart:class="chart:line" chart:attached-axis="primary-y" chart:style-name="G0S0">
            <chart:data-point chart:repeated="3"/>
          </chart:series>
          <chart:series chart:label-cell-address="NETPACKET.$C$1" chart:values-cell-range-address="NETPACKET.$C$2:.$C$4" chart:class="chart:line" chart:attached-axis="primary-y" chart:style-name="G0S1">
            <chart:data-point chart:repeated="3"/>
          </chart:series>
          <chart:series chart:label-cell-address="NETPACKET.$D$1" chart:values-cell-range-address="NETPACKET.$D$2:.$D$4" chart:class="chart:line" chart:attached-axis="primary-y" chart:style-name="G0S2">
            <chart:data-point chart:repeated="3"/>
          </chart:series>
          <chart:series chart:label-cell-address="NETPACKET.$E$1" chart:values-cell-range-address="NETPACKET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4" chart:class="chart:line" chart:attached-axis="primary-y" chart:style-name="G0S0">
            <chart:data-point chart:repeated="3"/>
          </chart:series>
          <chart:series chart:label-cell-address="PROC.$C$1" chart:values-cell-range-address="PROC.$C$2:.$C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4" chart:class="chart:line" chart:attached-axis="primary-y" chart:style-name="G0S0">
            <chart:data-point chart:repeated="3"/>
          </chart:series>
          <chart:series chart:values-cell-range-address="PROC.$E$2:.$E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4" chart:class="chart:line" chart:attached-axis="primary-y" chart:style-name="G0S0">
            <chart:data-point chart:repeated="3"/>
          </chart:series>
          <chart:series chart:values-cell-range-address="PROC.$I$2:.$I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H$1" chart:values-cell-range-address="VM.$H$2:.$H$4" chart:class="chart:area" chart:attached-axis="primary-y" chart:style-name="G0S0">
            <chart:data-point chart:repeated="3"/>
          </chart:series>
          <chart:series chart:label-cell-address="VM.$I$1" chart:values-cell-range-address="VM.$I$2:.$I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J$1" chart:values-cell-range-address="VM.$J$2:.$J$4" chart:class="chart:area" chart:attached-axis="primary-y" chart:style-name="G0S0">
            <chart:data-point chart:repeated="3"/>
          </chart:series>
          <chart:series chart:label-cell-address="VM.$K$1" chart:values-cell-range-address="VM.$K$2:.$K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G$1" chart:values-cell-range-address="CPU_ALL.$G$2:.$G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4"/>
          </chart:axis>
          <chart:axis chart:dimension="y" chart:name="primary-y" chart:style-name="Axs1"/>
          <chart:series chart:label-cell-address="CPU01.$B$1" chart:values-cell-range-address="CPU01.$B$2:.$B$4" chart:class="chart:area" chart:attached-axis="primary-y" chart:style-name="G0S0">
            <chart:data-point chart:repeated="3"/>
          </chart:series>
          <chart:series chart:label-cell-address="CPU01.$C$1" chart:values-cell-range-address="CPU01.$C$2:.$C$4" chart:class="chart:area" chart:attached-axis="primary-y" chart:style-name="G0S1">
            <chart:data-point chart:repeated="3"/>
          </chart:series>
          <chart:series chart:label-cell-address="CPU01.$D$1" chart:values-cell-range-address="CPU01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4"/>
          </chart:axis>
          <chart:axis chart:dimension="y" chart:name="primary-y" chart:style-name="Axs1"/>
          <chart:series chart:label-cell-address="CPU02.$B$1" chart:values-cell-range-address="CPU02.$B$2:.$B$4" chart:class="chart:area" chart:attached-axis="primary-y" chart:style-name="G0S0">
            <chart:data-point chart:repeated="3"/>
          </chart:series>
          <chart:series chart:label-cell-address="CPU02.$C$1" chart:values-cell-range-address="CPU02.$C$2:.$C$4" chart:class="chart:area" chart:attached-axis="primary-y" chart:style-name="G0S1">
            <chart:data-point chart:repeated="3"/>
          </chart:series>
          <chart:series chart:label-cell-address="CPU02.$D$1" chart:values-cell-range-address="CPU02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4"/>
          </chart:axis>
          <chart:axis chart:dimension="y" chart:name="primary-y" chart:style-name="Axs1"/>
          <chart:series chart:label-cell-address="CPU03.$B$1" chart:values-cell-range-address="CPU03.$B$2:.$B$4" chart:class="chart:area" chart:attached-axis="primary-y" chart:style-name="G0S0">
            <chart:data-point chart:repeated="3"/>
          </chart:series>
          <chart:series chart:label-cell-address="CPU03.$C$1" chart:values-cell-range-address="CPU03.$C$2:.$C$4" chart:class="chart:area" chart:attached-axis="primary-y" chart:style-name="G0S1">
            <chart:data-point chart:repeated="3"/>
          </chart:series>
          <chart:series chart:label-cell-address="CPU03.$D$1" chart:values-cell-range-address="CPU03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4"/>
          </chart:axis>
          <chart:axis chart:dimension="y" chart:name="primary-y" chart:style-name="Axs1"/>
          <chart:series chart:label-cell-address="CPU04.$B$1" chart:values-cell-range-address="CPU04.$B$2:.$B$4" chart:class="chart:area" chart:attached-axis="primary-y" chart:style-name="G0S0">
            <chart:data-point chart:repeated="3"/>
          </chart:series>
          <chart:series chart:label-cell-address="CPU04.$C$1" chart:values-cell-range-address="CPU04.$C$2:.$C$4" chart:class="chart:area" chart:attached-axis="primary-y" chart:style-name="G0S1">
            <chart:data-point chart:repeated="3"/>
          </chart:series>
          <chart:series chart:label-cell-address="CPU04.$D$1" chart:values-cell-range-address="CPU04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0_Threads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4" chart:class="chart:area" chart:attached-axis="primary-y" chart:style-name="G0S0">
            <chart:data-point chart:repeated="3"/>
          </chart:series>
          <chart:series chart:label-cell-address="DISK_SUMM.$C$1" chart:values-cell-range-address="DISK_SUMM.$C$2:.$C$4" chart:class="chart:area" chart:attached-axis="primary-y" chart:style-name="G0S1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6" chart:values-cell-range-address="DISK_SUMM.$B$6:.$D$6" chart:class="chart:bar" chart:attached-axis="primary-y" chart:style-name="G0S0">
            <chart:data-point chart:repeated="3"/>
          </chart:series>
          <chart:series chart:label-cell-address="DISK_SUMM.$A$7" chart:values-cell-range-address="DISK_SUMM.$B$7:.$D$7" chart:class="chart:bar" chart:attached-axis="primary-y" chart:style-name="G0S1">
            <chart:data-point chart:repeated="3"/>
          </chart:series>
          <chart:series chart:label-cell-address="DISK_SUMM.$A$8" chart:values-cell-range-address="DISK_SUMM.$B$8:.$D$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6:.$E$6" chart:class="chart:bar" chart:attached-axis="primary-y" chart:style-name="G0S0">
            <chart:data-point chart:repeated="4"/>
          </chart:series>
          <chart:series chart:values-cell-range-address="DISKBSIZE.$B$7:.$E$7" chart:class="chart:bar" chart:attached-axis="primary-y" chart:style-name="G0S1">
            <chart:data-point chart:repeated="4"/>
          </chart:series>
          <chart:series chart:values-cell-range-address="DISKBSIZ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4" chart:class="chart:line" chart:attached-axis="primary-y" chart:style-name="G0S0">
            <chart:data-point chart:repeated="3"/>
          </chart:series>
          <chart:series chart:label-cell-address="DISKBSIZE.$C$1" chart:values-cell-range-address="DISKBSIZE.$C$2:.$C$4" chart:class="chart:line" chart:attached-axis="primary-y" chart:style-name="G0S1">
            <chart:data-point chart:repeated="3"/>
          </chart:series>
          <chart:series chart:label-cell-address="DISKBSIZE.$D$1" chart:values-cell-range-address="DISKBSIZE.$D$2:.$D$4" chart:class="chart:line" chart:attached-axis="primary-y" chart:style-name="G0S2">
            <chart:data-point chart:repeated="3"/>
          </chart:series>
          <chart:series chart:label-cell-address="DISKBSIZE.$E$1" chart:values-cell-range-address="DISKBSIZ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6:.$E$6" chart:class="chart:bar" chart:attached-axis="primary-y" chart:style-name="G0S0">
            <chart:data-point chart:repeated="4"/>
          </chart:series>
          <chart:series chart:values-cell-range-address="DISKBUSY.$B$7:.$E$7" chart:class="chart:bar" chart:attached-axis="primary-y" chart:style-name="G0S1">
            <chart:data-point chart:repeated="4"/>
          </chart:series>
          <chart:series chart:values-cell-range-address="DISKBUSY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